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ListUtils.removeLegalBreaks( List elements , MinOptMax constra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ListUtils.endsWithNonInfinitePenalty( List ele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lementListUtils.ElementLis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ListUtils.determinePreviousBreak( List elems , int start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lementListUtils.endsWithForcedBreak( List el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ListUtils.calcContentLength( List el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ListUtils.removeLegalBreaksFromEnd( List elements , int constrai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ElementListUtils.removeLegalBreaks( List elements , int constrai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ElementListUtils.calcContentLength( List elems , int start , int e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